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h</mi>
                  <mn>2</mn>
                </msup>
                <mrow>
                  <mo stretchy="false">(</mo>
                  <mrow>
                    <mn>3r</mn>
                    <mo stretchy="false">−</mo>
                    <mi>h</mi>
                  </mrow>
                  <mo stretchy="false">)</mo>
                </mrow>
              </mrow>
              <mn>3</mn>
            </mfrac>
          </mrow>
        </mtd>
      </mtr>
      <mtr>
        <mtd>
          <mrow>
            <mi mathvariant="italic">Buktiga</mi>
            <mi mathvariant="italic">ytans</mi>
            <mi mathvariant="italic">area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</mtable>
    <annotation encoding="StarMath 5.0">Volym ~=~ {%pi h^{2}(3r-h)} over {3}
newline
Buktiga ytans area ~=~ 2 %pi rh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